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fo:font-weight="bold" officeooo:rsid="0019c456" officeooo:paragraph-rsid="0019c456"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19c456" officeooo:paragraph-rsid="0019c456" style:font-weight-asian="bold" style:font-weight-complex="bold"/>
    </style:style>
    <style:style style:name="P4" style:family="paragraph" style:parent-style-name="Standard">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AREA 12. REPASO SAKILA HASTA LUNES A LAS 23:59</text:h>
      <text:p text:style-name="P3">Jose Ángel Albaladejo Sánchez</text:p>
      <text:p text:style-name="P2"/>
      <text:p text:style-name="P2">Para la base de datos sakila. En inventory tenemos las películas que se ponen a disposición de ser alquiladas por los clientes. Es decir, que para un mismo título de película, puede haber varias copias.</text:p>
      <text:p text:style-name="P2">En rental, tenemos los alquileres que se han hecho de esas películas, la cuál tiene payment_id que referencia al pago que se hizo.</text:p>
      <text:p text:style-name="P2"/>
      <text:p text:style-name="P2"/>
      <text:p text:style-name="P2">Obtener un listado de todos los títulos de las películas, con el número de ejemplares que hay en el inventory, asegúrate de que también salen aquellas que no hay ninguna en el inventario.</text:p>
      <text:p text:style-name="P2"/>
      <text:p text:style-name="P4">SELECT title,COUNT(c2.inventor y_id) FROM `film`AS c1 LEFT JOIN inventory AS c2 ON c1.film_id=c2.film_id GROUP BY c1.title; </text:p>
      <text:p text:style-name="P2"/>
      <text:p text:style-name="P2">Un listado ordenado por fecha de alquiler, con el título de película que se alquiló, el nombre y apellidos del cliente y la fecha en la que fue devuelta la película (algunas aún no han sido devueltas).</text:p>
      <text:p text:style-name="P2"/>
      <text:p text:style-name="P4">SELECT rental_date, first_name, last_name, title, IFNULL(rental_date, "No devuelta") AS c5 FROM `rental`AS c1 LEFT JOIN inventory AS c2 ON c1.inventory_id=c2.inve ntory_id JOIN film AS c3 ON c2.film_id=c3.film_id JOIN customer AS c4 ON c1.customer_id=c4.custo mer_id; </text:p>
      <text:p text:style-name="P2"/>
      <text:p text:style-name="P2">Nombre y apellidos de la base de datos, que NO hayan alquilado en el año 2005.</text:p>
      <text:p text:style-name="P2"/>
      <text:p text:style-name="P4">SELECT c1.first_name, c1.last_name FROM `customer`AS c1 JOIN rental AS c2 ON c1.customer_id=c2.custo mer_id WHERE (c2.rental_date BETWEEN 2005-01-01 AND 2005-12-31)!=c2.rental_ date GROUP BY c1.customer_id; </text:p>
      <text:p text:style-name="P2"/>
      <text:p text:style-name="P2">Cuál es el cliente que más veces ha alquilado y cuántas veces ha alquilado.</text:p>
      <text:p text:style-name="P2"/>
      <text:p text:style-name="P4">SELECT first_name, last_name,COUNT(*)AS c3 FROM `customer`AS c1 JOIN rental AS c2 ON c1.customer_id=c2.custo mer_id GROUP BY c1.customer_id ORDER BY c3 DESC LIMIT 1; </text:p>
      <text:p text:style-name="P2"/>
      <text:p text:style-name="P2">Título de cada película y cuánto se pagó por cada uno de sus alquileres. Pista: el "único problema" es que hay varios JOIN.</text:p>
      <text:p text:style-name="P2"/>
      <text:p text:style-name="P4">SELECT title,c4.amount FROM `film`AS c1 JOIN inventory AS c2 ON c1.film_id=c2.film_id JOIN rental AS c3 ON c2.inventory_id=c3.inve ntory_id JOIN payment AS c4 ON c3.rental_id=c4.rental_ id GROUP BY c4.payment_id; </text:p>
      <text:p text:style-name="P2"/>
      <text:p text:style-name="P2">Basada en la anterior consulta, genera un listado con las 10 películas que más ingresos genera. Pista: la 1ª el título empieza por T y la 10ª por H</text:p>
      <text:p text:style-name="P2"/>
      <text:p text:style-name="P4">SELECT title,SUM(c4.amount) FROM `film`AS c1 JOIN inventory AS c2 ON c1.film_id=c2.film_id JOIN rental AS c3 ON c2.inventory_id=c3.inve ntory_id JOIN payment AS c4 ON c3.rental_id=c4.rental_ id GROUP BY c1.film_id ORDER BY SUM(c4.amount) DESC LIMIT 10; </text:p>
      <text:p text:style-name="P2"/>
      <text:p text:style-name="P2"><text:soft-page-break/>Rizando el rizo, añadir un campo a la anterior consulta, para que aparte de calcular la suma, obtenga el valor prorrateado con respecto al número de ejemplares de esa película. Es decir, que si una película obtuvo 200 de ingresos, pero hay 4 ejemplares, el valor debe ser 4.</text:p>
      <text:p text:style-name="P2"/>
      <text:p text:style-name="P4">SELECT title,SUM(c4.amount)/CO UNT(DISTINCT c2.inventory_id) FROM `film`AS c1 JOIN inventory AS c2 ON c1.film_id=c2.film_id JOIN rental AS c3 ON c2.inventory_id=c3.inve ntory_id JOIN payment AS c4 ON c3.rental_id=c4.rental_ id GROUP BY c1.film_id ORDER BY SUM(c4.amount) DESC LIMIT 10;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9T09:56:02.590000000</meta:creation-date>
    <dc:date>2024-02-29T09:59:22.858000000</dc:date>
    <meta:editing-duration>PT3M21S</meta:editing-duration>
    <meta:editing-cycles>1</meta:editing-cycles>
    <meta:document-statistic meta:table-count="0" meta:image-count="0" meta:object-count="0" meta:page-count="2" meta:paragraph-count="18" meta:word-count="466" meta:character-count="3010" meta:non-whitespace-character-count="2555"/>
    <meta:generator>LibreOffice/7.6.0.3$Windows_X86_64 LibreOffice_project/69edd8b8ebc41d00b4de3915dc82f8f0fc3b6265</meta:generator>
  </office:meta>
</office:document-meta>
</file>